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374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0.138cm" fo:keep-together="auto"/>
    </style:style>
    <style:style style:name="Tableau1.11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2c375" officeooo:paragraph-rsid="0072c375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94d4c" officeooo:paragraph-rsid="00540c2c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be69" officeooo:paragraph-rsid="0074be69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be69" officeooo:paragraph-rsid="0074be69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47c0" officeooo:paragraph-rsid="007447c0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be69" officeooo:paragraph-rsid="0074b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2222" officeooo:paragraph-rsid="0076222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d174" officeooo:paragraph-rsid="0076d17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6e9a98"/>
    </style:style>
    <style:style style:name="T14" style:family="text">
      <style:text-properties officeooo:rsid="006f87bb"/>
    </style:style>
    <style:style style:name="T15" style:family="text">
      <style:text-properties officeooo:rsid="00701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53839484720">
          <table:table-cell table:style-name="Table1.A1" office:value-type="string">
            <text:p text:style-name="P23">La dernière fois </text:p>
          </table:table-cell>
          <table:table-cell table:style-name="Table1.A1" office:value-type="string">
            <text:p text:style-name="P22"><text:span text:style-name="T4">P</text:span><text:span text:style-name="T3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4153839514032">
          <table:table-cell table:style-name="Table1.A2" office:value-type="string">
            <text:p text:style-name="P26">act2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5"/>
          </table:table-cell>
        </table:table-row>
      </table:table>
      <text:p text:style-name="P20"/>
      <text:p text:style-name="P15"><text:span text:style-name="T13">7 mai </text:span><text:s/><text:span text:style-name="T14">9h</text:span><text:span text:style-name="T15">25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8">Changement de plan de class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9">Rappel vie de class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1">Retour sur le confinement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0">act3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8">
          <table:table-cell table:style-name="Tableau1.A8" office:value-type="string">
            <text:p text:style-name="P7">Récréation</text:p>
          </table:table-cell>
          <table:table-cell table:style-name="Tableau1.B8" office:value-type="string">
            <text:p text:style-name="P8"/>
          </table:table-cell>
          <table:table-cell table:style-name="Tableau1.A8" office:value-type="string">
            <text:p text:style-name="P8"/>
          </table:table-cell>
        </table:table-row>
        <table:table-row table:style-name="Tableau1.9">
          <table:table-cell table:style-name="Tableau1.A4" office:value-type="string">
            <text:p text:style-name="P32">act3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9">
          <table:table-cell table:style-name="Tableau1.A4" office:value-type="string">
            <text:p text:style-name="P33">Bataille pour la notation 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11">
          <table:table-cell table:style-name="Tableau1.A8" office:value-type="string">
            <text:p text:style-name="P6">Agenda <text:span text:style-name="T11">+ matériel + tables</text:span>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5383962737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2">T</text:span>ravail <text:span text:style-name="T12">non fait</text:span></text:p>
          </table:table-cell>
          <table:table-cell table:style-name="Tableau2.A1" office:value-type="string">
            <text:p text:style-name="P19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M59S</meta:editing-duration>
    <meta:editing-cycles>24</meta:editing-cycles>
    <meta:generator>LibreOffice/7.0.4.2$Linux_X86_64 LibreOffice_project/00$Build-2</meta:generator>
    <meta:creation-date>2021-02-04T16:16:38.289524303</meta:creation-date>
    <meta:initial-creator>J Cercy</meta:initial-creator>
    <dc:date>2021-05-06T23:39:08.213108752</dc:date>
    <dc:creator>J Cercy</dc:creator>
    <meta:document-statistic meta:table-count="3" meta:image-count="0" meta:object-count="0" meta:page-count="1" meta:paragraph-count="25" meta:word-count="63" meta:character-count="363" meta:non-whitespace-character-count="317"/>
    <meta:template xlink:type="simple" xlink:actuate="onRequest" xlink:title="fiche_de_prep_type" xlink:href="../fiche_de_prep_type.ott" meta:date="2021-02-04T16:16:36.866451548"/>
  </office:meta>
</office:document-meta>
</file>